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 manifest:full-path="Pictures/2000023800002305000012CD47F79D85.wmf"/>
  <manifest:file-entry manifest:media-type="image/png" manifest:full-path="Pictures/10000000000004230000031BD2571019.png"/>
  <manifest:file-entry manifest:media-type="image/png" manifest:full-path="Pictures/1000000000000320000002585C39BAEF.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7.442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4.497cm"/>
    </style:style>
    <style:style style:name="pr5" style:family="presentation" style:parent-style-name="Default-outline1">
      <style:graphic-properties fo:min-height="11.93cm"/>
    </style:style>
    <style:style style:name="pr6" style:family="presentation" style:parent-style-name="Default-title">
      <style:graphic-properties draw:auto-grow-height="true" fo:min-height="4.751cm"/>
    </style:style>
    <style:style style:name="pr7" style:family="presentation" style:parent-style-name="Default-notes">
      <style:graphic-properties draw:fill-color="#ffffff" fo:min-height="12.572cm"/>
    </style:style>
    <style:style style:name="pr8" style:family="presentation" style:parent-style-name="Default-title">
      <style:graphic-properties draw:auto-grow-height="true" fo:min-height="4.928cm"/>
    </style:style>
    <style:style style:name="pr9" style:family="presentation" style:parent-style-name="Default-title">
      <style:graphic-properties draw:auto-grow-height="true" fo:min-height="3.506cm"/>
    </style:style>
    <style:style style:name="pr10" style:family="presentation" style:parent-style-name="Default-outline1">
      <style:graphic-properties fo:min-height="5.559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6.945cm" svg:x="1.27cm" svg:y="1.691cm" presentation:class="title" presentation:user-transformed="true">
          <draw:text-box>
            <text:p>If we don't get the <text:line-break/> <text:s text:c="9"/>university students now,<text:line-break/>how are we going<text:line-break/> <text:s text:c="8"/>to get the experts later?</text:p>
          </draw:text-box>
        </draw:frame>
        <draw:frame presentation:style-name="pr2" draw:layer="layout" svg:width="24.639cm" svg:height="7.442cm" svg:x="1.4cm" svg:y="9.652cm" presentation:class="subtitle" presentation:user-transformed="true">
          <draw:text-box>
            <text:p>Tiffany Antopolski</text:p>
            <text:p><text:s text:c="2"/>Susanna Huhtanen</text:p>
            <text:p/>
            <text:p>Gnome Users and Developers Conference 2012</text:p>
            <text:p>A Coruña, Spai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draw:frame presentation:style-name="pr4" draw:layer="layout" svg:width="25.199cm" svg:height="4.497cm" svg:x="1.4cm" svg:y="0.837cm" presentation:class="title" presentation:user-transformed="true">
          <draw:text-box>
            <text:p>Problem</text:p>
          </draw:text-box>
        </draw:frame>
        <draw:frame presentation:style-name="pr5" draw:layer="layout" svg:width="24.639cm" svg:height="10.49cm" svg:x="1.4cm" svg:y="6.604cm" presentation:class="outline" presentation:user-transformed="true">
          <draw:text-box>
            <text:list text:style-name="L2">
              <text:list-item>
                <text:p>Students lack real world experience</text:p>
              </text:list-item>
              <text:list-item>
                <text:p>Lack of clearly defined entry level tasks</text:p>
              </text:list-item>
              <text:list-item>
                <text:p>...</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draw:text-box>
              <text:p>During the Brno Docs hackfest, we identified some problems we felt were need to be addressed....</text:p>
            </draw:text-box>
          </draw:frame>
        </presentation:notes>
      </draw:page>
      <draw:page draw:name="page3" draw:style-name="dp3" draw:master-page-name="Default" presentation:presentation-page-layout-name="AL2T1">
        <draw:frame presentation:style-name="pr6" draw:layer="layout" svg:width="25.199cm" svg:height="4.751cm" svg:x="1.4cm" svg:y="0.837cm" presentation:class="title" presentation:user-transformed="true">
          <draw:text-box>
            <text:p>Possible Solutions</text:p>
          </draw:text-box>
        </draw:frame>
        <draw:frame presentation:style-name="pr5" draw:layer="layout" svg:width="24.639cm" svg:height="10.236cm" svg:x="1.4cm" svg:y="6.858cm" presentation:class="outline" presentation:user-transformed="true">
          <draw:text-box>
            <text:list text:style-name="L2">
              <text:list-item>
                <text:p>Need to provide a spring-board to Gnome Development.</text:p>
              </text:list-item>
              <text:list-item>
                <text:p>Community members need to be more active on #gnome-love</text:p>
              </text:list-item>
              <text:list-item>
                <text:p>Better defined gnome-love bite sized projects.</text:p>
              </text:list-item>
              <text:list-item>
                <text:p>Tutorials using the current technologies (i.e GtkApplication, AppMenu)</text:p>
              </text:list-item>
              <text:list-item>
                <text:p>Glade (and Anjuta) support for newest technologies.</text:p>
              </text:list-item>
            </text:list>
          </draw:text-box>
        </draw:frame>
        <presentation:notes draw:style-name="dp2">
          <draw:page-thumbnail draw:style-name="gr1" draw:layer="layout" svg:width="13.968cm" svg:height="10.476cm" svg:x="3.81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draw:frame presentation:style-name="pr8" draw:layer="layout" svg:width="25.199cm" svg:height="5.209cm" svg:x="1.27cm" svg:y="0.633cm" presentation:class="title" presentation:user-transformed="true">
          <draw:text-box>
            <text:p>On the state of<text:line-break/> “developer docs”<text:line-break/>in February 2012</text:p>
          </draw:text-box>
        </draw:frame>
        <draw:frame presentation:style-name="pr5" draw:layer="layout" svg:width="24.639cm" svg:height="10.236cm" svg:x="1.4cm" svg:y="6.858cm" presentation:class="outline" presentation:user-transformed="true">
          <draw:text-box>
            <text:list text:style-name="L2">
              <text:list-item>
                <text:p>Platform-demos demonstrating Gstreamer, ....</text:p>
              </text:list-item>
            </text:list>
          </draw:text-box>
        </draw:frame>
        <presentation:notes draw:style-name="dp2">
          <draw:page-thumbnail draw:style-name="gr1" draw:layer="layout" svg:width="13.968cm" svg:height="10.476cm" svg:x="3.8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draw:frame presentation:style-name="pr9" draw:layer="layout" svg:width="25.199cm" svg:height="3.506cm" svg:x="1.4cm" svg:y="0.837cm" presentation:class="title">
          <draw:text-box>
            <text:p>Outreach Programme</text:p>
          </draw:text-box>
        </draw:frame>
        <draw:frame presentation:style-name="pr5" draw:layer="layout" svg:width="24.639cm" svg:height="10.998cm" svg:x="1.4cm" svg:y="6.096cm" presentation:class="outline" presentation:user-transformed="true">
          <draw:text-box>
            <text:list text:style-name="L2">
              <text:list-item>
                <text:p>Susanna Huhtanen, <text:s/>Finland</text:p>
                <text:p>- Spearheaded beginner tutorial effort using JavaScript, with Cosimo Cecchi and Johannes Schmid as mentors</text:p>
              </text:list-item>
              <text:list-item>
                <text:p>Tiffany Antopolski, Canada</text:p>
                <text:p>- continued the effort, spreading out into other languages.</text:p>
              </text:list-item>
              <text:list-item>
                <text:p>Taryn Fox, USA: <text:s/>Javascript (Gtk+) tutorials and Code samples</text:p>
              </text:list-item>
              <text:list-item>
                <text:p>Monica Kochofar: Canada: Gtk+ Tutorials and Code samples</text:p>
              </text:list-item>
              <text:list-item>
                <text:p>Marta Casetti, UK: PyGtk+ Tutorials and Code samples</text:p>
              </text:list-item>
            </text:list>
          </draw:text-box>
        </draw:frame>
        <presentation:notes draw:style-name="dp2">
          <draw:page-thumbnail draw:style-name="gr1" draw:layer="layout" svg:width="13.968cm" svg:height="10.476cm" svg:x="3.81cm" svg:y="2.123cm" draw:page-number="5" presentation:class="page"/>
          <draw:frame presentation:style-name="pr7"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draw:frame presentation:style-name="pr1" draw:layer="layout" svg:width="25.199cm" svg:height="5.209cm" svg:x="1.217cm" svg:y="1.27cm" presentation:class="title" presentation:user-transformed="true">
          <draw:text-box>
            <text:p>On the state of<text:line-break/>“developer docs”<text:line-break/>today</text:p>
          </draw:text-box>
        </draw:frame>
        <draw:frame presentation:style-name="pr5" draw:layer="layout" svg:width="24.639cm" svg:height="9.982cm" svg:x="1.4cm" svg:y="7.112cm" presentation:class="outline" presentation:placeholder="true" presentation:user-transformed="true">
          <draw:text-box/>
        </draw:frame>
        <presentation:notes draw:style-name="dp2">
          <draw:page-thumbnail draw:style-name="gr1" draw:layer="layout" svg:width="13.968cm" svg:height="10.476cm" svg:x="3.81cm" svg:y="2.123cm" draw:page-number="6" presentation:class="page"/>
          <draw:frame presentation:style-name="pr7"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draw:frame presentation:style-name="pr9" draw:layer="layout" svg:width="25.199cm" svg:height="3.506cm" svg:x="1.4cm" svg:y="0.837cm" presentation:class="title">
          <draw:text-box>
            <text:p>Other improvements</text:p>
          </draw:text-box>
        </draw:frame>
        <draw:frame presentation:style-name="pr5" draw:layer="layout" svg:width="24.639cm" svg:height="10.236cm" svg:x="1.4cm" svg:y="6.858cm" presentation:class="outline" presentation:user-transformed="true">
          <draw:text-box>
            <text:list text:style-name="L2">
              <text:list-item>
                <text:p>Anjuta: new wizards</text:p>
              </text:list-item>
            </text:list>
          </draw:text-box>
        </draw:frame>
        <presentation:notes draw:style-name="dp2">
          <draw:page-thumbnail draw:style-name="gr1" draw:layer="layout" svg:width="13.968cm" svg:height="10.476cm" svg:x="3.81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draw:frame presentation:style-name="pr1" draw:layer="layout" svg:width="25.199cm" svg:height="3.506cm" svg:x="1.4cm" svg:y="0.837cm" presentation:class="title">
          <draw:text-box>
            <text:p>Into the future</text:p>
          </draw:text-box>
        </draw:frame>
        <draw:frame presentation:style-name="pr5" draw:layer="layout" svg:width="24.639cm" svg:height="12.18cm" svg:x="1.4cm" svg:y="4.914cm" presentation:class="outline" presentation:placeholder="true">
          <draw:text-box/>
        </draw:frame>
        <presentation:notes draw:style-name="dp2">
          <draw:page-thumbnail draw:style-name="gr1" draw:layer="layout" svg:width="13.968cm" svg:height="10.476cm" svg:x="3.81cm" svg:y="2.123cm" draw:page-number="8" presentation:class="page"/>
          <draw:frame presentation:style-name="pr7" draw:layer="layout" svg:width="17.271cm" svg:height="12.572cm" svg:x="2.159cm" svg:y="13.271cm" presentation:class="notes" presentation:placeholder="true">
            <draw:text-box/>
          </draw:frame>
        </presentation:notes>
      </draw:page>
      <draw:page draw:name="page9" draw:style-name="dp3" draw:master-page-name="Default" presentation:presentation-page-layout-name="AL3T14">
        <draw:frame presentation:style-name="pr1" draw:layer="layout" svg:width="25.199cm" svg:height="3.506cm" svg:x="1.4cm" svg:y="0.837cm" presentation:class="title" presentation:placeholder="true">
          <draw:text-box/>
        </draw:frame>
        <draw:frame presentation:style-name="pr10" draw:layer="layout" svg:width="24.639cm" svg:height="5.809cm" svg:x="1.4cm" svg:y="4.914cm" presentation:class="outline" presentation:placeholder="true">
          <draw:text-box/>
        </draw:frame>
        <draw:frame presentation:style-name="pr10" draw:layer="layout" svg:width="24.639cm" svg:height="5.809cm" svg:x="1.4cm" svg:y="11.275cm" presentation:class="outline" presentation:placeholder="true">
          <draw:text-box/>
        </draw:frame>
        <presentation:notes draw:style-name="dp2">
          <draw:page-thumbnail draw:style-name="gr1" draw:layer="layout" svg:width="13.968cm" svg:height="10.476cm" svg:x="3.81cm" svg:y="2.123cm" draw:page-number="9" presentation:class="page"/>
          <draw:frame presentation:style-name="pr7"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5" draw:layer="layout" svg:width="24.639cm" svg:height="12.18cm" svg:x="1.4cm" svg:y="4.914cm" presentation:class="outline" presentation:placeholder="true">
          <draw:text-box/>
        </draw:frame>
        <presentation:notes draw:style-name="dp2">
          <draw:page-thumbnail draw:style-name="gr1" draw:layer="layout" svg:width="13.968cm" svg:height="10.476cm" svg:x="3.81cm" svg:y="2.123cm" draw:page-number="10" presentation:class="page"/>
          <draw:frame presentation:style-name="pr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wmed" xlink:href="Pictures/1000000000000320000002585C39BAEF.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harp'"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harp'"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WenQuanYi Zen Hei Sharp'"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WenQuanYi Zen Hei Sharp'"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Zen Hei Sharp'"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4cm" fo:margin-right="0cm" fo:margin-top="0cm" fo:margin-bottom="0.4cm" fo:text-indent="-0.8cm"/>
      <style:text-properties fo:font-size="28pt" style:font-size-asian="28pt" style:font-size-complex="28pt"/>
    </style:style>
    <style:style style:name="lyt-blackandwhite-outline3" style:family="presentation" style:parent-style-name="lyt-blackandwhite-outline2">
      <style:paragraph-properties fo:margin-left="3.6cm" fo:margin-right="0cm" fo:margin-top="0cm" fo:margin-bottom="0.3cm" fo:text-indent="-0.6cm"/>
      <style:text-properties fo:font-size="24pt" style:font-size-asian="24pt" style:font-size-complex="24pt"/>
    </style:style>
    <style:style style:name="lyt-blackandwhite-outline4" style:family="presentation" style:parent-style-name="lyt-blackandwhite-outline3">
      <style:paragraph-properties fo:margin-left="4.8cm" fo:margin-right="0cm" fo:margin-top="0cm" fo:margin-bottom="0.2cm" fo:text-indent="-0.6cm"/>
      <style:text-properties fo:font-size="20pt" style:font-size-asian="20pt" style:font-size-complex="20pt"/>
    </style:style>
    <style:style style:name="lyt-blackandwhite-outline5" style:family="presentation" style:parent-style-name="lyt-blackandwhite-outline4">
      <style:paragraph-properties fo:margin-left="6cm" fo:margin-right="0cm" fo:margin-top="0cm" fo:margin-bottom="0.1cm" fo:text-indent="-0.6cm"/>
      <style:text-properties fo:font-size="20pt" style:font-size-asian="20pt" style:font-size-complex="20pt"/>
    </style:style>
    <style:style style:name="lyt-blackandwhite-outline6" style:family="presentation" style:parent-style-name="lyt-blackandwhite-outline5">
      <style:paragraph-properties fo:margin-left="7.2cm" fo:margin-right="0cm" fo:margin-top="0cm" fo:margin-bottom="0.1cm" fo:text-indent="-0.6cm"/>
      <style:text-properties fo:font-size="20pt" style:font-size-asian="20pt" style:font-size-complex="20pt"/>
    </style:style>
    <style:style style:name="lyt-blackandwhite-outline7" style:family="presentation" style:parent-style-name="lyt-blackandwhite-outline6">
      <style:paragraph-properties fo:margin-left="8.4cm" fo:margin-right="0cm" fo:margin-top="0cm" fo:margin-bottom="0.1cm" fo:text-indent="-0.6cm"/>
      <style:text-properties fo:font-size="20pt" style:font-size-asian="20pt" style:font-size-complex="20pt"/>
    </style:style>
    <style:style style:name="lyt-blackandwhite-outline8" style:family="presentation" style:parent-style-name="lyt-blackandwhite-outline7">
      <style:paragraph-properties fo:margin-left="9.6cm" fo:margin-right="0cm" fo:margin-top="0cm" fo:margin-bottom="0.1cm" fo:text-indent="-0.6cm"/>
      <style:text-properties fo:font-size="20pt" style:font-size-asian="20pt" style:font-size-complex="20pt"/>
    </style:style>
    <style:style style:name="lyt-blackandwhite-outline9" style:family="presentation" style:parent-style-name="lyt-blackandwhite-outline8">
      <style:paragraph-properties fo:margin-left="10.8cm" fo:margin-right="0cm" fo:margin-top="0cm" fo:margin-bottom="0.1cm" fo:text-indent="-0.6cm"/>
      <style:text-properties fo:font-size="20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38.9000015258789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2.6000003814697pt" fo:font-style="normal" fo:text-shadow="none" style:text-underline-style="none" fo:font-weight="normal" style:font-size-asian="22.6000003814697pt" style:font-size-complex="22.6000003814697pt"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2" style:family="presentation" style:parent-style-name="prs-strategy-outline1">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22.6000003814697pt" fo:font-style="italic" fo:text-shadow="none" style:text-underline-style="none" fo:font-weight="bold" style:font-size-asian="24pt" style:font-size-complex="24pt" fo:hyphenate="tru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wmed" style:repeat="stretch"/>
    </style:style>
    <style:style style:name="Mdp3" style:family="drawing-page">
      <style:drawing-page-properties draw:background-size="border" draw:fill="solid" draw:fill-color="#333366" draw:fill-image-width="1cm" draw:fill-image-height="1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808080" draw:fill="solid" draw:fill-color="#808080" draw:textarea-horizontal-align="center" draw:textarea-vertical-align="middle"/>
    </style:style>
    <style:style style:name="Mgr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blackandwhite-backgroundobjects">
      <style:graphic-properties draw:stroke="none" draw:fill="none" draw:fill-color="#ffffff" draw:auto-grow-height="false" fo:min-height="1.449cm"/>
    </style:style>
    <style:style style:name="Mpr5" style:family="presentation" style:parent-style-name="lyt-blackandwhite-backgroundobjects">
      <style:graphic-properties draw:stroke="none" draw:fill="none" draw:fill-color="#ffffff" draw:auto-grow-height="false" fo:min-height="1.485cm"/>
    </style:style>
    <style:style style:name="Mpr6"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text-properties fo:font-family="'Liberation Sans'" style:font-family-generic="swiss" style:font-pitch="variable" fo:font-size="44pt" style:font-size-asian="44pt" style:font-size-complex="44pt"/>
    </style:style>
    <style:style style:name="MP5" style:family="paragraph">
      <style:paragraph-properties fo:text-align="center"/>
    </style:style>
    <style:style style:name="MP6" style:family="paragraph">
      <style:paragraph-properties fo:margin-left="0cm" fo:margin-right="0cm" fo:text-indent="0cm"/>
      <style:text-properties fo:font-size="14pt" style:font-size-asian="14pt" style:font-size-complex="14pt"/>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7.972cm" svg:height="20.999cm" svg:x="0.028cm" svg:y="0.001cm">
        <draw:image xlink:href="Pictures/10000000000004230000031BD2571019.png" xlink:type="simple" xlink:show="embed" xlink:actuate="onLoad">
          <text:p/>
        </draw:image>
      </draw:frame>
      <draw:g>
        <draw:polygon draw:style-name="Mgr4" draw:text-style-name="MP5" draw:layer="backgroundobjects" svg:width="1.483cm" svg:height="1.565cm" draw:transform="rotate (-0.273493093787512) translate (4.2338438649264cm 0.588069618691102cm)" svg:viewBox="0 0 1484 1566" draw:points="1032,0 931,4 836,17 746,38 661,67 581,102 507,144 437,192 373,244 260,363 168,495 96,637 44,783 12,929 0,1070 8,1203 20,1264 36,1321 58,1374 84,1421 115,1463 151,1498 192,1527 238,1548 289,1561 344,1566 404,1561 466,1548 531,1527 597,1498 732,1421 867,1321 999,1202 1123,1070 1236,929 1332,783 1408,636 1460,495 1476,427 1484,363 1484,301 1475,244 1457,192 1429,144 1392,102 1343,67 1283,38 1212,17 1128,4">
          <text:p/>
        </draw:polygon>
        <draw:polygon draw:style-name="Mgr4" draw:text-style-name="MP5" draw:layer="backgroundobjects" svg:width="1.483cm" svg:height="1.565cm" draw:transform="rotate (-0.273493093787512) translate (4.2338438649264cm 0.588069618691102cm)" svg:viewBox="0 0 1484 1566" draw:points="1032,0 931,4 836,17 746,38 661,67 581,102 507,144 437,192 373,244 260,363 168,495 96,637 44,783 12,929 0,1070 8,1203 20,1264 36,1321 58,1374 84,1421 115,1463 151,1498 192,1527 238,1548 289,1561 344,1566 404,1561 466,1548 531,1527 597,1498 732,1421 867,1321 999,1202 1123,1070 1236,929 1332,783 1408,636 1460,495 1476,427 1484,363 1484,301 1475,244 1457,192 1429,144 1392,102 1343,67 1283,38 1212,17 1128,4">
          <text:p/>
        </draw:polygon>
        <draw:polygon draw:style-name="Mgr4" draw:text-style-name="MP5" draw:layer="backgroundobjects" svg:width="0.727cm" svg:height="1.179cm" draw:transform="rotate (-0.273667626712712) translate (3.108881825624cm 0.471772858501002cm)" svg:viewBox="0 0 728 1180" draw:points="321,1180 352,1178 383,1169 414,1154 444,1132 474,1105 503,1072 558,993 608,900 651,795 687,684 712,569 727,455 728,346 716,245 704,199 688,156 668,118 644,84 614,55 580,32 541,15 497,4 447,0 392,4 337,14 286,30 240,51 198,77 161,106 128,140 99,178 74,219 53,262 35,308 11,406 0,509 1,615 13,719 36,820 67,915 106,999 152,1071 178,1101 204,1127 232,1148 261,1165 291,1175">
          <text:p/>
        </draw:polygon>
        <draw:polygon draw:style-name="Mgr4" draw:text-style-name="MP5" draw:layer="backgroundobjects" svg:width="0.727cm" svg:height="1.179cm" draw:transform="rotate (-0.273667626712712) translate (3.108881825624cm 0.471772858501002cm)" svg:viewBox="0 0 728 1180" draw:points="321,1180 352,1178 383,1169 414,1154 444,1132 474,1105 503,1072 558,993 608,900 651,795 687,684 712,569 727,455 728,346 716,245 704,199 688,156 668,118 644,84 614,55 580,32 541,15 497,4 447,0 392,4 337,14 286,30 240,51 198,77 161,106 128,140 99,178 74,219 53,262 35,308 11,406 0,509 1,615 13,719 36,820 67,915 106,999 152,1071 178,1101 204,1127 232,1148 261,1165 291,1175">
          <text:p/>
        </draw:polygon>
        <draw:polygon draw:style-name="Mgr4" draw:text-style-name="MP5" draw:layer="backgroundobjects" svg:width="0.609cm" svg:height="0.893cm" draw:transform="rotate (-0.274016692563111) translate (1.1782975609945cm 1.062168643225cm)" svg:viewBox="0 0 610 894" draw:points="512,884 532,871 551,854 566,833 579,807 590,777 599,744 609,671 610,588 603,501 588,412 564,324 534,240 496,164 452,99 428,71 402,47 374,28 345,13 315,4 283,0 250,2 215,10 180,25 143,47 108,74 79,103 55,134 35,166 20,200 9,235 3,272 0,308 1,346 5,384 23,460 52,535 91,607 136,675 187,737 243,791 300,835 357,868 385,880 413,889 439,893 465,894 489,891">
          <text:p/>
        </draw:polygon>
        <draw:polygon draw:style-name="Mgr4" draw:text-style-name="MP5" draw:layer="backgroundobjects" svg:width="0.609cm" svg:height="0.893cm" draw:transform="rotate (-0.274016692563111) translate (1.1782975609945cm 1.062168643225cm)" svg:viewBox="0 0 610 894" draw:points="512,884 532,871 551,854 566,833 579,807 590,777 599,744 609,671 610,588 603,501 588,412 564,324 534,240 496,164 452,99 428,71 402,47 374,28 345,13 315,4 283,0 250,2 215,10 180,25 143,47 108,74 79,103 55,134 35,166 20,200 9,235 3,272 0,308 1,346 5,384 23,460 52,535 91,607 136,675 187,737 243,791 300,835 357,868 385,880 413,889 439,893 465,894 489,891">
          <text:p/>
        </draw:polygon>
        <draw:polygon draw:style-name="Mgr4" draw:text-style-name="MP5" draw:layer="backgroundobjects" svg:width="0.625cm" svg:height="1.021cm" draw:transform="rotate (-0.273318560862313) translate (2.0684372462103cm 0.623068868131099cm)" svg:viewBox="0 0 626 1022" draw:points="432,1019 458,1011 481,996 504,976 524,952 543,922 560,889 588,811 609,722 622,625 626,524 622,423 608,325 586,234 553,152 533,117 510,85 485,57 457,35 426,17 392,5 356,0 316,1 274,8 229,24 185,45 146,69 113,97 84,128 59,161 39,197 24,234 12,274 4,315 0,357 2,444 16,532 40,620 74,704 115,783 162,855 213,916 268,966 295,985 323,1001 351,1012 379,1019 406,1022">
          <text:p/>
        </draw:polygon>
        <draw:polygon draw:style-name="Mgr4" draw:text-style-name="MP5" draw:layer="backgroundobjects" svg:width="0.625cm" svg:height="1.021cm" draw:transform="rotate (-0.273318560862313) translate (2.0684372462103cm 0.623068868131099cm)" svg:viewBox="0 0 626 1022" draw:points="432,1019 458,1011 481,996 504,976 524,952 543,922 560,889 588,811 609,722 622,625 626,524 622,423 608,325 586,234 553,152 533,117 510,85 485,57 457,35 426,17 392,5 356,0 316,1 274,8 229,24 185,45 146,69 113,97 84,128 59,161 39,197 24,234 12,274 4,315 0,357 2,444 16,532 40,620 74,704 115,783 162,855 213,916 268,966 295,985 323,1001 351,1012 379,1019 406,1022">
          <text:p/>
        </draw:polygon>
        <draw:polygon draw:style-name="Mgr4" draw:text-style-name="MP5" draw:layer="backgroundobjects" svg:width="3.288cm" svg:height="3.494cm" draw:transform="skewX (0.000523598775598319) rotate (-0.273144027937114) translate (1.3885109655209cm 1.6495514461624cm)" svg:viewBox="0 0 3289 3495" draw:points="2267,2407 2272,2476 2268,2539 2257,2598 2239,2651 2215,2698 2200,2719 2184,2739 2166,2757 2148,2773 2128,2788 2107,2800 2085,2811 2061,2820 2037,2828 2012,2833 1960,2837 1905,2834 1848,2821 1789,2799 1730,2769 1670,2728 1585,2656 1521,2587 1476,2519 1450,2453 1440,2389 1446,2326 1467,2264 1501,2203 1547,2142 1604,2083 1746,1964 2108,1724 2510,1471 2701,1335 2873,1192 3017,1039 3074,958 3121,875 3156,788 3178,698 3185,604 3177,507 3155,428 3120,355 3072,290 3011,231 2939,179 2857,133 2765,94 2665,62 2441,18 2195,0 1932,9 1660,45 1386,106 1117,195 861,309 625,450 416,617 324,710 242,810 170,916 109,1029 60,1148 24,1274 9,1362 0,1452 4,1636 34,1824 88,2013 165,2201 263,2385 380,2563 514,2733 663,2892 826,3037 1001,3167 1186,3278 1379,3369 1579,3437 1784,3480 1991,3495 2094,3489 2198,3472 2303,3445 2407,3408 2509,3361 2609,3306 2706,3242 2798,3170 2886,3091 2967,3006 3042,2913 3109,2816 3168,2713 3217,2605 3256,2493 3284,2378 3289,2335 3287,2296 3279,2261 3265,2229 3245,2201 3220,2176 3191,2155 3157,2137 3120,2122 3080,2110 2991,2094 2894,2090 2794,2095 2692,2110 2594,2134 2503,2165 2421,2203 2385,2224 2353,2246 2325,2271 2302,2296 2284,2322 2272,2350 2266,2378">
          <text:p/>
        </draw:polygon>
        <draw:polygon draw:style-name="Mgr4" draw:text-style-name="MP5" draw:layer="backgroundobjects" svg:width="3.288cm" svg:height="3.494cm" draw:transform="skewX (0.000523598775598319) rotate (-0.273144027937114) translate (1.3885109655209cm 1.6495514461624cm)" svg:viewBox="0 0 3289 3495" draw:points="2267,2407 2272,2476 2268,2539 2257,2598 2239,2651 2215,2698 2200,2719 2184,2739 2166,2757 2148,2773 2128,2788 2107,2800 2085,2811 2061,2820 2037,2828 2012,2833 1960,2837 1905,2834 1848,2821 1789,2799 1730,2769 1670,2728 1585,2656 1521,2587 1476,2519 1450,2453 1440,2389 1446,2326 1467,2264 1501,2203 1547,2142 1604,2083 1746,1964 2108,1724 2510,1471 2701,1335 2873,1192 3017,1039 3074,958 3121,875 3156,788 3178,698 3185,604 3177,507 3155,428 3120,355 3072,290 3011,231 2939,179 2857,133 2765,94 2665,62 2441,18 2195,0 1932,9 1660,45 1386,106 1117,195 861,309 625,450 416,617 324,710 242,810 170,916 109,1029 60,1148 24,1274 9,1362 0,1452 4,1636 34,1824 88,2013 165,2201 263,2385 380,2563 514,2733 663,2892 826,3037 1001,3167 1186,3278 1379,3369 1579,3437 1784,3480 1991,3495 2094,3489 2198,3472 2303,3445 2407,3408 2509,3361 2609,3306 2706,3242 2798,3170 2886,3091 2967,3006 3042,2913 3109,2816 3168,2713 3217,2605 3256,2493 3284,2378 3289,2335 3287,2296 3279,2261 3265,2229 3245,2201 3220,2176 3191,2155 3157,2137 3120,2122 3080,2110 2991,2094 2894,2090 2794,2095 2692,2110 2594,2134 2503,2165 2421,2203 2385,2224 2353,2246 2325,2271 2302,2296 2284,2322 2272,2350 2266,2378">
          <text:p/>
        </draw:polygon>
      </draw:g>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blackandwhite" style:page-layout-name="PM1" draw:style-name="Mdp2">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2.18cm" svg:x="2cm" svg:y="5.414cm" presentation:class="outline" presentation:placeholder="true">
        <draw:text-box/>
      </draw:frame>
      <draw:frame presentation:style-name="Mpr4" draw:text-style-name="MP6" draw:layer="backgroundobjects" svg:width="6.523cm" svg:height="1.448cm" svg:x="1.5cm" svg:y="17.552cm" presentation:class="date-time">
        <draw:text-box>
          <text:p text:style-name="MP6"><text:span text:style-name="MT1"><presentation:date-time/></text:span></text:p>
        </draw:text-box>
      </draw:frame>
      <draw:frame presentation:style-name="Mpr4" draw:text-style-name="MP7" draw:layer="backgroundobjects" svg:width="8.875cm" svg:height="1.448cm" svg:x="9.076cm" svg:y="17.631cm" presentation:class="footer">
        <draw:text-box>
          <text:p text:style-name="MP7"><text:span text:style-name="MT1"><presentation:footer/></text:span></text:p>
        </draw:text-box>
      </draw:frame>
      <draw:frame presentation:style-name="Mpr4" draw:text-style-name="MP8" draw:layer="backgroundobjects" svg:width="6.523cm" svg:height="1.448cm" svg:x="18.976cm" svg:y="17.631cm" presentation:class="page-number">
        <draw:text-box>
          <text:p text:style-name="MP8"><text:span text:style-name="MT1"><text:page-number>&lt;number&gt;</text:page-number></text:span></text:p>
        </draw:text-box>
      </draw:frame>
      <presentation:notes style:page-layout-name="PM0">
        <draw:page-thumbnail presentation:style-name="lyt-blackandwhite-title" draw:layer="backgroundobjects" svg:width="15.265cm" svg:height="10.476cm" svg:x="3.161cm" svg:y="2.123cm" presentation:class="page"/>
        <draw:frame presentation:style-name="lyt-blackandwhite-notes" draw:layer="backgroundobjects" svg:width="17.271cm" svg:height="12.572cm" svg:x="2.159cm" svg:y="13.271cm" presentation:class="notes" presentation:placeholder="true">
          <draw:text-box/>
        </draw:frame>
        <draw:frame presentation:style-name="Mpr5" draw:text-style-name="MP6" draw:layer="backgroundobjects" svg:width="9.369cm" svg:height="1.396cm" svg:x="0cm" svg:y="0cm" presentation:class="header">
          <draw:text-box>
            <text:p text:style-name="MP6"><text:span text:style-name="MT1"><presentation:header/></text:span></text:p>
          </draw:text-box>
        </draw:frame>
        <draw:frame presentation:style-name="Mpr5" draw:text-style-name="MP8" draw:layer="backgroundobjects" svg:width="9.369cm" svg:height="1.396cm" svg:x="12.219cm" svg:y="0cm" presentation:class="date-time">
          <draw:text-box>
            <text:p text:style-name="MP8"><text:span text:style-name="MT1"><presentation:date-time/></text:span></text:p>
          </draw:text-box>
        </draw:frame>
        <draw:frame presentation:style-name="Mpr6" draw:text-style-name="MP6" draw:layer="backgroundobjects" svg:width="9.369cm" svg:height="1.396cm" svg:x="0cm" svg:y="26.543cm" presentation:class="footer">
          <draw:text-box>
            <text:p text:style-name="MP6"><text:span text:style-name="MT1"><presentation:footer/></text:span></text:p>
          </draw:text-box>
        </draw:frame>
        <draw:frame presentation:style-name="Mpr6" draw:text-style-name="MP8" draw:layer="backgroundobjects" svg:width="9.369cm" svg:height="1.396cm" svg:x="12.219cm" svg:y="26.543cm" presentation:class="page-number">
          <draw:text-box>
            <text:p text:style-name="MP8"><text:span text:style-name="MT1"><text:page-number>&lt;number&gt;</text:page-number></text:span></text:p>
          </draw:text-box>
        </draw:frame>
      </presentation:notes>
    </style:master-page>
    <style:master-page style:name="prs-strategy" style:page-layout-name="PM1" draw:style-name="Mdp3">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2.18cm" svg:x="3.023cm" svg:y="6.178cm" presentation:class="outline" presentation:placeholder="true">
        <draw:text-box/>
      </draw:frame>
      <draw:frame draw:style-name="Mgr5" draw:text-style-name="MP5" draw:layer="backgroundobjects" svg:width="5.47cm" svg:height="2.937cm" svg:x="22.048cm" svg:y="17.365cm">
        <draw:image xlink:href="Pictures/2000023800002305000012CD47F79D85.wmf" xlink:type="simple" xlink:show="embed" xlink:actuate="onLoad">
          <text:p/>
        </draw:image>
      </draw:frame>
      <presentation:notes style:page-layout-name="PM0">
        <draw:page-thumbnail presentation:style-name="prs-strategy-title" draw:layer="backgroundobjects" svg:width="14.09cm" svg:height="9.67cm" svg:x="3.749cm" svg:y="2.683cm" presentation:class="page"/>
        <draw:frame presentation:style-name="prs-strategy-notes" draw:layer="backgroundobjects" svg:width="14.925cm" svg:height="10.733cm" svg:x="3.34cm" svg:y="13.29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iffany </meta:initial-creator>
    <meta:creation-date>2012-07-08T19:12:11</meta:creation-date>
    <dc:date>2012-07-08T20:36:50</dc:date>
    <dc:creator>Tiffany </dc:creator>
    <meta:editing-duration>PT58M18S</meta:editing-duration>
    <meta:editing-cycles>22</meta:editing-cycles>
    <meta:generator>LibreOffice/3.5$Linux_X86_64 LibreOffice_project/350m1$Build-2</meta:generator>
    <meta:document-statistic meta:object-count="90"/>
  </office:meta>
</office:document-meta>
</file>